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8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302cm"/>
    </style:style>
    <style:style style:name="co10" style:family="table-column">
      <style:table-column-properties fo:break-before="auto" style:column-width="4.156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6.879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4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69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8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3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21cm" fo:break-before="auto" style:use-optimal-row-height="false"/>
    </style:style>
    <style:style style:name="ro12" style:family="table-row">
      <style:table-row-properties style:row-height="3.95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26262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ff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5b9bd5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Calibri (Corps)" fo:font-size="12pt" fo:font-style="italic" fo:text-shadow="none" style:text-underline-style="none" fo:font-weight="normal" style:font-size-asian="12pt" style:font-style-asian="italic" style:font-weight-asian="normal" style:font-name-complex="Calibri (Corps)" style:font-size-complex="12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7"/>
        <table:table-column table:style-name="co14" table:number-columns-repeated="1009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7"/>
          <table:table-cell table:style-name="ce24" office:value-type="string">
            <text:p>merveilles17_arc_acflagrange_001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3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8">https://gallica.bnf.fr/ark:/12148/bpt6k1462449/f158</text:a></text:p>
          </table:table-cell>
          <table:table-cell table:style-name="ce7"/>
          <table:table-cell table:style-name="ce24" office:value-type="string">
            <text:p>merveilles17_arc_acflagrange_002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2">https://gallica.bnf.fr/ark:/12148/bpt6k1462449/f162</text:a></text:p>
          </table:table-cell>
          <table:table-cell table:style-name="ce7"/>
          <table:table-cell table:style-name="ce25" office:value-type="string">
            <text:p>merveilles17_arc_acflagrange_003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4">https://gallica.bnf.fr/ark:/12148/bpt6k1462449/f164</text:a></text:p>
          </table:table-cell>
          <table:table-cell table:style-name="ce7"/>
          <table:table-cell table:style-name="ce25" office:value-type="string">
            <text:p>merveilles17_arc_acflagrange_004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7" office:value-type="string">
            <text:p>Michel d'Aligre (trésorier)</text:p>
          </table:table-cell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<text:s/>O1 2984</text:p>
          </table:table-cell>
          <table:table-cell table:style-name="ce10"/>
          <table:table-cell table:style-name="ce15"/>
          <table:table-cell table:style-name="ce26" office:value-type="string">
            <text:p>merveilles17_arc_ano12984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Comptes des menus plaisirs de la chambre du roi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KK 213, fol. 25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ankk213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68, fol. 38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bnfmscolbert268_038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Paiement à Israël Silvestre des planches représentant les divertissements des <text:span text:style-name="T1">Plaisirs de </text:span><text:span text:style-name="T1">l'île enchantée</text:span>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5">
            <text:p>1665</text:p>
          </table:table-cell>
          <table:table-cell table:style-name="ce7" table:number-columns-repeated="3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71, fol. 34</text:p>
          </table:table-cell>
          <table:table-cell table:style-name="ce15" table:number-columns-repeated="2"/>
          <table:table-cell table:style-name="ce26" office:value-type="string">
            <text:p>merveilles17_arc_bnfmscolbert271_034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11" office:value-type="string">
            <text:p>4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YF-858</text:p>
          </table:table-cell>
          <table:table-cell table:style-name="ce15" office:value-type="string">
            <text:p><text:a xlink:href="https://gallica.bnf.fr/ark:/12148/bpt6k724678">https://gallica.bnf.fr/ark:/12148/bpt6k724678</text:a></text:p>
          </table:table-cell>
          <table:table-cell table:style-name="ce11" office:value-type="string">
            <text:p>Paris, BnF, Richelieu, Manuscrits (Rothschild. VII. 2. 32) ; Arts du spectacle (LJ-Y-3) ; Arsenal (4-BL-3771, pièces 7, 15 et 11)</text:p>
          </table:table-cell>
          <table:table-cell table:style-name="ce24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32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 </text:p>
          </table:table-cell>
          <table:table-cell table:style-name="ce5" office:value-type="string">
            <text:p>In-12°</text:p>
          </table:table-cell>
          <table:table-cell table:style-name="ce12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4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 </text:p>
          </table:table-cell>
          <table:table-cell table:style-name="ce24" office:value-type="string">
            <text:p>merveilles17_i_marigny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 </text:p>
          </table:table-cell>
          <table:table-cell table:style-name="ce7" office:value-type="string">
            <text:p>Benserade Isaac de ; Molière ; Lully Jean-Baptiste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7" office:value-type="string">
            <text:p>5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Rés. Yf-1613</text:p>
          </table:table-cell>
          <table:table-cell table:style-name="ce15" office:value-type="string">
            <text:p><text:a xlink:href="https://gallica.bnf.fr/ark:/12148/bpt6k71691f">https://gallica.bnf.fr/ark:/12148/bpt6k71691f</text:a></text:p>
          </table:table-cell>
          <table:table-cell table:style-name="ce7"/>
          <table:table-cell table:style-name="ce24" office:value-type="string">
            <text:p>merveilles17_i_pieballard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12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4"/>
          <table:table-cell table:style-name="ce5" office:value-type="string">
            <text:p>Paris, BnF, Richelieu, Arts du spectacle, RESERVE 8-RF-3081</text:p>
          </table:table-cell>
          <table:table-cell table:style-name="ce24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7" office:value-type="string">
            <text:p>Benserade Isaac de ; Molière ; Chauveau François ; Silvestre Israël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73">
            <text:p>1673</text:p>
          </table:table-cell>
          <table:table-cell table:style-name="ce7" office:value-type="string">
            <text:p>Imprimerie royale</text:p>
          </table:table-cell>
          <table:table-cell table:style-name="ce7" office:value-type="string">
            <text:p>In-folio 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">https://gallica.bnf.fr/ark:/12148/btv1b8626216h</text:a></text:p>
          </table:table-cell>
          <table:table-cell table:style-name="ce7"/>
          <table:table-cell table:style-name="ce24" office:value-type="string">
            <text:p>merveilles17_i_pieimprimerieRoyale1673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4"/>
          <table:table-cell table:style-name="ce21"/>
          <table:table-cell table:style-name="ce25" office:value-type="string">
            <text:p>merveilles17_i_pieimprimerieRoyale1673_002</text:p>
          </table:table-cell>
          <table:table-cell table:style-name="ce31" office:value-type="string">
            <text:p>MR</text:p>
          </table:table-cell>
          <table:table-cell table:style-name="ce31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6" office:value-type="string">
            <text:p><text:a xlink:href="https://gallica.bnf.fr/ark:/12148/bpt6k2072066">https://gallica.bnf.fr/ark:/12148/bpt6k2072066</text:a></text:p>
          </table:table-cell>
          <table:table-cell table:style-name="ce16" office:value-type="string">
            <text:p> </text:p>
          </table:table-cell>
          <table:table-cell table:style-name="ce25" office:value-type="string">
            <text:p>merveilles17_ms_amoursdphilidor_001</text:p>
          </table:table-cell>
          <table:table-cell table:style-name="ce31"/>
          <table:table-cell table:style-name="ce16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13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4" office:value-type="string">
            <text:p><text:a xlink:href="https://gallica.bnf.fr/ark:/12148/btv1b10527887j">https://gallica.bnf.fr/ark:/12148/btv1b10527887j</text:a></text:p>
          </table:table-cell>
          <table:table-cell table:style-name="ce7"/>
          <table:table-cell table:style-name="ce25" office:value-type="string">
            <text:p>merveilles17_ms_piebizincourt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13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 </text:p>
          </table:table-cell>
          <table:table-cell table:style-name="ce14"/>
          <table:table-cell table:style-name="ce7"/>
          <table:table-cell table:style-name="ce25" office:value-type="string">
            <text:p>merveilles17_ms_piebizincourt_002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4"/>
          <table:table-cell table:style-name="ce7"/>
          <table:table-cell table:style-name="ce25" office:value-type="string">
            <text:p>merveilles17_ms_piebizincourt_003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Collection particulière</text:p>
          </table:table-cell>
          <table:table-cell table:style-name="ce5"/>
          <table:table-cell table:style-name="ce14"/>
          <table:table-cell table:style-name="ce7"/>
          <table:table-cell table:style-name="ce25" office:value-type="string">
            <text:p>merveilles17_ms_piebizincourt_004</text:p>
          </table:table-cell>
          <table:table-cell table:style-name="ce7" table:number-columns-repeated="2"/>
          <table:table-cell table:style-name="ce34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7" office:value-type="string">
            <text:p>Copié par Philidor l'aîné</text:p>
          </table:table-cell>
          <table:table-cell table:style-name="ce7" office:value-type="string">
            <text:p>Manuscrit ; partition manuscrite</text:p>
          </table:table-cell>
          <table:table-cell table:style-name="ce7" office:value-type="string">
            <text:p><text:s/>[Ca 1690] </text:p>
          </table:table-cell>
          <table:table-cell table:style-name="ce7"/>
          <table:table-cell table:style-name="ce7" office:value-type="string">
            <text:p>45,5 x 30 cm</text:p>
          </table:table-cell>
          <table:table-cell table:style-name="ce7" office:value-type="string">
            <text:p>202 p.</text:p>
          </table:table-cell>
          <table:table-cell table:style-name="ce7" office:value-type="string">
            <text:p>Paris, BnF, Département de la Musique</text:p>
          </table:table-cell>
          <table:table-cell table:style-name="ce7" office:value-type="string">
            <text:p>RES F-531 </text:p>
          </table:table-cell>
          <table:table-cell table:style-name="ce15" office:value-type="string">
            <text:p><text:a xlink:href="https://gallica.bnf.fr/ark:/12148/bpt6k2072108">https://gallica.bnf.fr/ark:/12148/bpt6k2072108</text:a></text:p>
          </table:table-cell>
          <table:table-cell table:style-name="ce7"/>
          <table:table-cell table:style-name="ce25" office:value-type="string">
            <text:p>merveilles17_ms_piephilidor_00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13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25" office:value-type="string">
            <text:p>merveilles17_p_gazette16640510_001</text:p>
          </table:table-cell>
          <table:table-cell table:style-name="ce5" table:number-columns-repeated="2"/>
          <table:table-cell table:style-name="ce13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24" office:value-type="string">
            <text:p>merveilles17_p_gazette16640528_001</text:p>
          </table:table-cell>
          <table:table-cell table:style-name="ce5" table:number-columns-repeated="2"/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24" office:value-type="string">
            <text:p>merveilles17_p_gazette16640216_001</text:p>
          </table:table-cell>
          <table:table-cell table:style-name="ce5" table:number-columns-repeated="2"/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173">https://gallica.bnf.fr/ark:/12148/bpt6k62135011/f17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4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16_001</text:p>
          </table:table-cell>
          <table:table-cell table:style-name="ce15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0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6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7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3">https://gallica.bnf.fr/ark:/12148/bpt6k62135011/f24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5">https://gallica.bnf.fr/ark:/12148/bpt6k62135011/f245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9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5" office:value-type="string">
            <text:p>http://arts-graphiques.louvre.fr/detail/oeuvres/10/535969-Frontispice-portant-le-titre-de-Vue-du-chateau-de-Versailles</text:p>
          </table:table-cell>
          <table:table-cell table:style-name="ce22"/>
          <table:table-cell table:style-name="ce7" table:number-columns-repeated="3"/>
          <table:table-cell table:style-name="ce36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5" office:value-type="string">
            <text:p>http://arts-graphiques.louvre.fr/detail/oeuvres/81/535970-Premiere-journee-Marche-du-roi-et-de-ses-chevaliers-autour-du-camp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5" office:value-type="string">
            <text:p>http://arts-graphiques.louvre.fr/detail/oeuvres/82/535971-Comparse-du-roi-et-de-ses-chevaliers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4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8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7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8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7" office:value-type="string">
            <text:p>3924C</text:p>
          </table:table-cell>
          <table:table-cell table:style-name="ce15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4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4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8 x 90,3 cm</text:p>
          </table:table-cell>
          <table:table-cell table:style-name="ce7" office:value-type="string">
            <text:p>Dessin à la plume, à l'encre noire et au lavis gris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81</text:p>
          </table:table-cell>
          <table:table-cell table:style-name="ce15" office:value-type="string">
            <text:p>http://www2.culture.gouv.fr/Wave/image/archim/MP/FRDAFAN08_SCEK000375_2.jpg</text:p>
          </table:table-cell>
          <table:table-cell table:style-name="ce7"/>
          <table:table-cell table:style-name="ce24" office:value-type="string">
            <text:p>merveilles17_arc_ano13239_08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<text:span text:style-name="T2"> </text:span><text:span text:style-name="T2">représentée lors des Plaisirs de l’Ile enchantée </text:span><text:span text:style-name="T2">1664</text:span>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7,4 x 41,8 cm</text:p>
          </table:table-cell>
          <table:table-cell table:style-name="ce7" office:value-type="string">
            <text:p>Dessin à la plume, à l'encre noire et au lavis gris,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57</text:p>
          </table:table-cell>
          <table:table-cell table:style-name="ce15" office:value-type="string">
            <text:p>http://www2.culture.gouv.fr/Wave/image/archim/MP/FRDAFAN08_SCEK000343_2.jpg</text:p>
          </table:table-cell>
          <table:table-cell table:style-name="ce7"/>
          <table:table-cell table:style-name="ce24" office:value-type="string">
            <text:p>merveilles17_arc_ano13239_05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 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 53,2 x 38,4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8</text:p>
          </table:table-cell>
          <table:table-cell table:style-name="ce15" office:value-type="string">
            <text:p>http://www2.culture.gouv.fr/Wave/image/archim/MP/FRDAFAN08_SCEK000792_2.jpg</text:p>
          </table:table-cell>
          <table:table-cell table:style-name="ce7"/>
          <table:table-cell table:style-name="ce24" office:value-type="string">
            <text:p>merveilles17_arc_ano13242a_08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</text:span><text:span text:style-name="T1">d’Elide</text:span><text:span text:style-name="T2"> donnée lors des Plaisirs de l’Ile enchantée </text:span>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4 x 89,6</text:p>
          </table:table-cell>
          <table:table-cell table:style-name="ce7" office:value-type="string">
            <text:p>Dessin à la pierre noir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9</text:p>
          </table:table-cell>
          <table:table-cell table:style-name="ce15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7"/>
          <table:table-cell table:style-name="ce24" office:value-type="string">
            <text:p>merveilles17_arc_ano13242a_089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1,6 x 90 cm</text:p>
          </table:table-cell>
          <table:table-cell table:style-name="ce7" office:value-type="string">
            <text:p>Dessin à la pierre noire, à la plum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1</text:p>
          </table:table-cell>
          <table:table-cell table:style-name="ce15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7"/>
          <table:table-cell table:style-name="ce26" office:value-type="string">
            <text:p>merveilles17_arc_ano13242b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 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8,5 x 89,7 cm</text:p>
          </table:table-cell>
          <table:table-cell table:style-name="ce7" office:value-type="string">
            <text:p>Dessin à la plume, à l'encre noire et au lavis gris, avec des traces de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2</text:p>
          </table:table-cell>
          <table:table-cell table:style-name="ce15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7"/>
          <table:table-cell table:style-name="ce26" office:value-type="string">
            <text:p>merveilles17_arc_ano13242b_00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7" office:value-type="string">
            <text:p>Israël Silvestre ? ; Adam Frans van der Meulen ? ; 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5" office:value-type="string">
            <text:p>28,9 x 45</text:p>
          </table:table-cell>
          <table:table-cell table:style-name="ce7" office:value-type="string">
            <text:p>Dessin au graphite, plume et encre brune</text:p>
          </table:table-cell>
          <table:table-cell table:style-name="ce7" office:value-type="string">
            <text:p>Paris, Musée du Louvre</text:p>
          </table:table-cell>
          <table:table-cell table:style-name="ce7" office:value-type="string">
            <text:p>RF 4951</text:p>
          </table:table-cell>
          <table:table-cell table:style-name="ce15"/>
          <table:table-cell table:style-name="ce7"/>
          <table:table-cell table:style-name="ce26" office:value-type="string">
            <text:p>merveilles17_arc_Louvrerf4951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4,9 x 34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9</text:p>
          </table:table-cell>
          <table:table-cell table:style-name="ce15" table:number-columns-repeated="2"/>
          <table:table-cell table:style-name="ce26" office:value-type="string">
            <text:p>merveilles17_arc_Stockp22_029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1 x 32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8</text:p>
          </table:table-cell>
          <table:table-cell table:style-name="ce15" table:number-columns-repeated="2"/>
          <table:table-cell table:style-name="ce26" office:value-type="string">
            <text:p>merveilles17_arc_Stockp22_028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8,4 x 40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0</text:p>
          </table:table-cell>
          <table:table-cell table:style-name="ce26" office:value-type="string">
            <text:p>merveilles17_arc_bnfestampesoa37(2)_00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1,5 x 40,8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1</text:p>
          </table:table-cell>
          <table:table-cell table:style-name="ce26" office:value-type="string">
            <text:p>merveilles17_arc_bnfestampesoa37(2)_002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8 x 37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Paris, Archives nationales, Cartes et plans, O1 3241, n° 77b</text:p>
          </table:table-cell>
          <table:table-cell table:style-name="ce26" office:value-type="string">
            <text:p>merveilles17_arc_bnfestampesoa37(2)_003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2,7 x 38,2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/>
          <table:table-cell table:style-name="ce26" office:value-type="string">
            <text:p>merveilles17_arc_bnfestampesoa37(2)_00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4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5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7" office:value-type="string">
            <text:p>Chauveau François (?)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5,4 x 27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68b</text:p>
          </table:table-cell>
          <table:table-cell table:style-name="ce15" office:value-type="string">
            <text:p>http://www2.culture.gouv.fr/Wave/image/archim/MP/FRDAFAN08_SCEK000248N_2.jpg</text:p>
          </table:table-cell>
          <table:table-cell table:style-name="ce7" office:value-type="string">
            <text:p>Contre épreuve du dessin ayant servi à l'illustration du manuscrit : BnF, Ms. Fr. 7834, fol. 73.</text:p>
          </table:table-cell>
          <table:table-cell table:style-name="ce24" office:value-type="string">
            <text:p>merveilles17_arc_ano13238_06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6 x 41,4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15</text:p>
          </table:table-cell>
          <table:table-cell table:style-name="ce15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7"/>
          <table:table-cell table:style-name="ce24" office:value-type="string">
            <text:p>merveilles17_arc_ano13238_01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25,5 x 39,2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1, n° 77b</text:p>
          </table:table-cell>
          <table:table-cell table:style-name="ce15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7" office:value-type="string">
            <text:p>Certainement la contre épreuve du dessin, BnF, OA 37 (2) Fol, fol. 171</text:p>
          </table:table-cell>
          <table:table-cell table:style-name="ce26" office:value-type="string">
            <text:p>merveilles17_arc_ano13241_07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3,5 x 38,3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52</text:p>
          </table:table-cell>
          <table:table-cell table:style-name="ce15" office:value-type="string">
            <text:p>http://www2.culture.gouv.fr/Wave/image/archim/MP/FRDAFAN08_SCEK000756_2.jpg</text:p>
          </table:table-cell>
          <table:table-cell table:style-name="ce7"/>
          <table:table-cell table:style-name="ce27" office:value-type="string">
            <text:p>merveilles17_arc_ano13242a_05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3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0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0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2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1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</text:span><text:span text:style-name="T1">extrait d'André Félibien,</text:span><text:span text:style-name="T2"> Les plaisirs de l’île </text:span><text:span text:style-name="T2">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8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7"/>
          <table:table-cell table:style-name="ce27" office:value-type="string">
            <text:p>merveilles17_gr_piefront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</text:span><text:span text:style-name="T1">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7"/>
          <table:table-cell table:style-name="ce27" office:value-type="string">
            <text:p>merveilles17_gr_pie1march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</text:span><text:span text:style-name="T1">extraite d'André Félibien,</text:span><text:span text:style-name="T2"> Les plaisirs de l’île </text:span><text:span text:style-name="T2">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https://gallica.bnf.fr/ark:/12148/btv1b8626216h/f22.item</text:p>
          </table:table-cell>
          <table:table-cell table:style-name="ce7"/>
          <table:table-cell table:style-name="ce27" office:value-type="string">
            <text:p>merveilles17_gr_pie1compa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<text:span text:style-name="T2"> </text:span><text:span text:style-name="T1">extraite </text:span><text:span text:style-name="T1">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7"/>
          <table:table-cell table:style-name="ce27" office:value-type="string">
            <text:p>merveilles17_gr_pie1cou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</text:span><text:span text:style-name="T1">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6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7"/>
          <table:table-cell table:style-name="ce27" office:value-type="string">
            <text:p>merveilles17_gr_pie1saisons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d'André Félibien,</text:span><text:span text:style-name="T2"> Les </text:span><text:span text:style-name="T2">plaisirs de l’île enchantée…, </text:span><text:span text:style-name="T1">Paris, Imprimerie </text:span><text:span text:style-name="T1">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5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7"/>
          <table:table-cell table:style-name="ce28" office:value-type="string">
            <text:p>merveilles17_gr_pie1festin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Princesse </text:span><text:span text:style-name="T1">d'Elide</text:span><text:span text:style-name="T2">, </text:span><text:span text:style-name="T1">Estampe extraite d'André Félibien,</text:span><text:span text:style-name="T2"> Les </text:span><text:span text:style-name="T2">plaisirs de l’île enchantée…, </text:span><text:span text:style-name="T1">Paris, Imprimerie </text:span><text:span text:style-name="T1">royale, 1673, in-fol</text:span></text:p>
            <text:p><text:span text:style-name="T2"/></text:p>
          </table:table-cell>
          <table:table-cell table:style-name="ce7" office:value-type="string">
            <text:p>Lepautre Jean ; Silvestre Israël (d'après)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8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7"/>
          <table:table-cell table:style-name="ce28" office:value-type="string">
            <text:p>merveilles17_gr_pie2comedi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</text:span><text:span text:style-name="T1">extraite d'André Félibien,</text:span><text:span text:style-name="T2"> Les plaisirs de l’île </text:span><text:span text:style-name="T2">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1 x 42,4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7"/>
          <table:table-cell table:style-name="ce28" office:value-type="string">
            <text:p>merveilles17_gr_pie3theatr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d'André Félibien,</text:span><text:span text:style-name="T2"> </text:span><text:span text:style-name="T2">Les plaisirs de l’île enchantée…, </text:span><text:span text:style-name="T1">Paris, Imprimerie </text:span><text:span text:style-name="T1">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9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7"/>
          <table:table-cell table:style-name="ce28" office:value-type="string">
            <text:p>merveilles17_gr_pie3feu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4" office:value-type="string">
            <text:p><text:a xlink:href="https://gallica.bnf.fr/ark:/12148/btv1b84033839">https://gallica.bnf.fr/ark:/12148/btv1b84033839</text:a></text:p>
          </table:table-cell>
          <table:table-cell table:style-name="ce21"/>
          <table:table-cell table:style-name="ce29" office:value-type="string">
            <text:p>merveilles17_gr_bradamante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4" office:value-type="string">
            <text:p><text:a xlink:href="https://gallica.bnf.fr/ark:/12148/btv1b8403384q">https://gallica.bnf.fr/ark:/12148/btv1b8403384q</text:a></text:p>
          </table:table-cell>
          <table:table-cell table:style-name="ce21"/>
          <table:table-cell table:style-name="ce29" office:value-type="string">
            <text:p>merveilles17_gr_bradamante_002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7" office:value-type="string">
            <text:p>Le Normand Jacques I (notaire)</text:p>
          </table:table-cell>
          <table:table-cell table:style-name="ce7" office:value-type="string">
            <text:p>Marché (minute)</text:p>
          </table:table-cell>
          <table:table-cell table:style-name="ce7" office:value-type="string">
            <text:p>1664/03/20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MC/RS//388, 20 mars 1664 (Cote originelle du document : MC/ET/CXVII/57)</text:p>
          </table:table-cell>
          <table:table-cell table:style-name="ce19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20" office:value-type="string">
            <text:p><text:span text:style-name="T3">Cent ans de recherche sur Molière</text:span><text:span text:style-name="T4">, CLVIII : </text:span><text:span text:style-name="T4">https://www.siv.archives-</text:span><text:span text:style-name="T4">nationales.culture.gouv.fr/mm/media/download/</text:span><text:span text:style-name="T4">FRAN_ANX_008004.pdf</text:span></text:p>
          </table:table-cell>
          <table:table-cell table:style-name="ce26" office:value-type="string">
            <text:p>merveilles17_arc_anmcrs388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Peinture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0,5 x 59,5 cm</text:p>
          </table:table-cell>
          <table:table-cell table:style-name="ce7" office:value-type="string">
            <text:p>Huile sur toile</text:p>
          </table:table-cell>
          <table:table-cell table:style-name="ce7" office:value-type="string">
            <text:p>Versailles, Musée Lambinet</text:p>
          </table:table-cell>
          <table:table-cell table:style-name="ce7" office:value-type="float" office:value="2579">
            <text:p>2579</text:p>
          </table:table-cell>
          <table:table-cell table:style-name="ce15"/>
          <table:table-cell table:style-name="ce7" table:number-columns-repeated="4"/>
          <table:table-cell table:style-name="ce36"/>
          <table:table-cell table:style-name="ce9" table:number-columns-repeated="1009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Rome, Biblioteca Apostolica Vaticana </text:p>
          </table:table-cell>
          <table:table-cell table:style-name="ce5" office:value-type="string">
            <text:p>Manuscrit Chigi E.II.38</text:p>
          </table:table-cell>
          <table:table-cell table:style-name="ce14" office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4" office:value-type="string">
            <text:p>http://moliere.huma-num.fr/base.php?Chantelou%2C_M%C3%A9moire_du_traitement_fait_par_la_Maison_du_Roi_%C3%A0_Monsieur_le_Cardinal_Chigi</text:p>
          </table:table-cell>
          <table:table-cell table:style-name="ce22" office:value-type="string">
            <text:p><text:a xlink:href="https://journals.openedition.org/mefrim/629">https://journals.openedition.org/mefrim/629</text:a></text:p>
          </table:table-cell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13"/>
          <table:table-cell table:style-name="ce5" table:number-columns-repeated="2"/>
          <table:table-cell table:style-name="ce14"/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fr" number:country="FR"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fr" number:country="FR">
      <number:number number:decimal-places="0" number:min-integer-digits="1" number:grouping="true"/>
      <number:text> € </number:text>
    </number:number-style>
    <number:number-style style:name="N8129P1" style:volatile="true" number:language="fr" number:country="FR">
      <number:number number:decimal-places="0" number:min-integer-digits="1" number:grouping="true"/>
      <number:text> € </number:text>
    </number:number-style>
    <number:number-style style:name="N8129P2" style:volatile="true" number:language="fr" number:country="FR">
      <number:text>- €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fr" number:country="FR">
      <number:number number:decimal-places="2" number:min-integer-digits="1" number:grouping="true"/>
      <number:text>    </number:text>
    </number:number-style>
    <number:number-style style:name="N8132P1" style:volatile="true" number:language="fr" number:country="FR">
      <number:number number:decimal-places="2" number:min-integer-digits="1" number:grouping="true"/>
      <number:text>    </number:text>
    </number:number-style>
    <number:number-style style:name="N8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2" number:language="fr" number:country="FR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fr" number:country="FR"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2" style:display-name="Excel Built-in Heading 2" style:family="table-cell" style:parent-style-name="Default">
      <style:table-cell-properties fo:border-bottom="0.088cm solid #a1b8e1" style:diagonal-bl-tr="none" style:diagonal-tl-br="none" fo:border-left="none" fo:border-right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7/02/2020</text:date>, <text:time>16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le Lafage</meta:initial-creator>
    <meta:creation-date>2020-01-30T15:15:13</meta:creation-date>
    <dc:date>2020-02-07T16:12:20.98</dc:date>
    <meta:generator>OpenOffice/4.1.6$Win32 OpenOffice.org_project/416m1$Build-9790</meta:generator>
    <meta:editing-duration>PT1M11S</meta:editing-duration>
    <meta:editing-cycles>1</meta:editing-cycles>
    <meta:document-statistic meta:table-count="1" meta:cell-count="7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